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643cm" table:align="left"/>
    </style:style>
    <style:style style:name="Tableau1.A" style:family="table-column">
      <style:table-column-properties style:column-width="2.115cm"/>
    </style:style>
    <style:style style:name="Tableau1.B" style:family="table-column">
      <style:table-column-properties style:column-width="5.52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895cm"/>
    </style:style>
    <style:style style:name="Tableau2.B" style:family="table-column">
      <style:table-column-properties style:column-width="9.052cm"/>
    </style:style>
    <style:style style:name="Tableau2.C" style:family="table-column">
      <style:table-column-properties style:column-width="5.054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6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9">
      <style:paragraph-properties fo:margin-top="0cm" fo:margin-bottom="0cm" loext:contextual-spacing="false"/>
    </style:style>
    <style:style style:name="P14" style:family="paragraph" style:parent-style-name="Text_20_body" style:list-style-name="L10">
      <style:paragraph-properties fo:margin-top="0cm" fo:margin-bottom="0cm" loext:contextual-spacing="false"/>
    </style:style>
    <style:style style:name="P15" style:family="paragraph" style:parent-style-name="Standard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Memo_PHP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Memo_PHP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github.com/MarionChapuis" text:style-name="Internet_20_link" text:visited-style-name="Visited_20_Internet_20_Link"/></text:h>
      <text:section text:style-name="Sect1" text:name="Section1">
        <text:section text:style-name="Sect1" text:name="readme">
          <text:h text:style-name="Heading_20_1" text:outline-level="1"><text:bookmark text:name="user-content-mémo-php"/>Mémo PHP</text:h>
          <text:h text:style-name="Heading_20_2" text:outline-level="2"><text:bookmark text:name="user-content-syntaxes-de-base"/>Syntaxes de base</text:h>
          <text:p text:style-name="Text_20_body">Balises pour mettre du code php :</text:p>
          <text:p text:style-name="P3">&lt;?php tapez le code ici; ?&gt;</text:p>
          <text:p text:style-name="Text_20_body"><text:span text:style-name="Strong_20_Emphasis">.</text:span> : opérateur de <text:span text:style-name="Strong_20_Emphasis">concaténation</text:span></text:p>
          <text:p text:style-name="P3">&lt;?php echo "Bonjour" .$maVariable. " !"; ?&gt;</text:p>
          <text:p text:style-name="Text_20_body"><text:span text:style-name="Strong_20_Emphasis">$</text:span> : <text:span text:style-name="Strong_20_Emphasis">définir une variable</text:span> - attention sensible à la casse</text:p>
          <text:p text:style-name="P3">&lt;?php $maVariable = "Marion"; ?&gt;</text:p>
          <text:p text:style-name="Text_20_body"><text:span text:style-name="Strong_20_Emphasis">;</text:span> : toutes les déclarations doivent se terminer par un ;</text:p>
          <text:p text:style-name="Preformatted_20_Text">&lt;?php function maFonction() {</text:p>
          <text:p text:style-name="Preformatted_20_Text"><text:s text:c="16"/>echo "Bonjour" ;</text:p>
          <text:p text:style-name="P3"><text:s text:c="8"/>} ?&gt;</text:p>
          <text:p text:style-name="Text_20_body"><text:span text:style-name="Strong_20_Emphasis">//</text:span> : ajouter un <text:span text:style-name="Strong_20_Emphasis">commentaire</text:span> dans du code php</text:p>
          <text:p text:style-name="P3">&lt;?php mafonction() //Appeler ma fonction ?&gt;</text:p>
          <text:h text:style-name="Heading_20_2" text:outline-level="2"><text:bookmark text:name="user-content-les-comparaisons"/>Les comparaisons</text:h>
          <table:table table:name="Tableau1" table:style-name="Tableau1">
            <table:table-column table:style-name="Tableau1.A"/>
            <table:table-column table:style-name="Tableau1.B"/>
            <table:table-header-rows>
              <table:table-row>
                <table:table-cell table:style-name="Tableau1.A1" office:value-type="string">
                  <text:p text:style-name="P2">Opérateur</text:p>
                </table:table-cell>
                <table:table-cell table:style-name="Tableau1.A1" office:value-type="string">
                  <text:p text:style-name="P2">Signification</text:p>
                </table:table-cell>
              </table:table-row>
            </table:table-header-rows>
            <table:table-row>
              <table:table-cell table:style-name="Tableau1.A1" office:value-type="string">
                <text:p text:style-name="P1">&gt;</text:p>
              </table:table-cell>
              <table:table-cell table:style-name="Tableau1.A1" office:value-type="string">
                <text:p text:style-name="P1">Est supérieur à</text:p>
              </table:table-cell>
            </table:table-row>
            <table:table-row>
              <table:table-cell table:style-name="Tableau1.A1" office:value-type="string">
                <text:p text:style-name="P1">&lt;</text:p>
              </table:table-cell>
              <table:table-cell table:style-name="Tableau1.A1" office:value-type="string">
                <text:p text:style-name="P1">Est inférieur à</text:p>
              </table:table-cell>
            </table:table-row>
            <table:table-row>
              <table:table-cell table:style-name="Tableau1.A1" office:value-type="string">
                <text:p text:style-name="P1">&lt;=</text:p>
              </table:table-cell>
              <table:table-cell table:style-name="Tableau1.A1" office:value-type="string">
                <text:p text:style-name="P1">Est inférieur ou égal à</text:p>
              </table:table-cell>
            </table:table-row>
            <table:table-row>
              <table:table-cell table:style-name="Tableau1.A1" office:value-type="string">
                <text:p text:style-name="P1">&gt;=</text:p>
              </table:table-cell>
              <table:table-cell table:style-name="Tableau1.A1" office:value-type="string">
                <text:p text:style-name="P1">Est supérieur ou égal à</text:p>
              </table:table-cell>
            </table:table-row>
            <table:table-row>
              <table:table-cell table:style-name="Tableau1.A1" office:value-type="string">
                <text:p text:style-name="P1">==</text:p>
              </table:table-cell>
              <table:table-cell table:style-name="Tableau1.A1" office:value-type="string">
                <text:p text:style-name="P1">Est égal à</text:p>
              </table:table-cell>
            </table:table-row>
            <table:table-row>
              <table:table-cell table:style-name="Tableau1.A1" office:value-type="string">
                <text:p text:style-name="P1">!=</text:p>
              </table:table-cell>
              <table:table-cell table:style-name="Tableau1.A1" office:value-type="string">
                <text:p text:style-name="P1">Est différent de (est non égal à)</text:p>
              </table:table-cell>
            </table:table-row>
          </table:table>
          <text:h text:style-name="Heading_20_2" text:outline-level="2"><text:bookmark text:name="user-content-les-conditions"/>Les conditions</text:h>
          <text:h text:style-name="Heading_20_3" text:outline-level="3"><text:bookmark text:name="user-content-if--else"/>if ... else</text:h>
          <text:p text:style-name="Preformatted_20_Text">&lt;?php</text:p>
          <text:p text:style-name="Preformatted_20_Text"><text:s text:c="8"/>if ($nbArticles &gt; 8) {</text:p>
          <text:p text:style-name="Preformatted_20_Text"><text:s text:c="16"/>echo « Réduction de 10 %» ;</text:p>
          <text:p text:style-name="Preformatted_20_Text"><text:s text:c="8"/>} <text:s text:c="6"/></text:p>
          <text:p text:style-name="Preformatted_20_Text"><text:s text:c="8"/>else if ($nbArticles &gt; 4) {</text:p>
          <text:p text:style-name="Preformatted_20_Text"><text:s text:c="16"/>echo « Réduction de 5 %» ;</text:p>
          <text:p text:style-name="Preformatted_20_Text"><text:s text:c="8"/>}</text:p>
          <text:p text:style-name="Preformatted_20_Text"><text:s text:c="8"/>else {</text:p>
          <text:p text:style-name="Preformatted_20_Text"><text:s text:c="16"/>echo « Réduction de 1 %» ;</text:p>
          <text:p text:style-name="Preformatted_20_Text"><text:s text:c="8"/>} <text:s text:c="7"/></text:p>
          <text:p text:style-name="P3"><text:soft-page-break/>?&gt;</text:p>
          <text:h text:style-name="Heading_20_3" text:outline-level="3"><text:bookmark text:name="user-content-switch"/>switch</text:h>
          <text:p text:style-name="Preformatted_20_Text">&lt;?php</text:p>
          <text:p text:style-name="Preformatted_20_Text"><text:s text:c="8"/>switch($variable) {</text:p>
          <text:p text:style-name="Preformatted_20_Text"><text:s text:c="16"/>case « Pomme » :</text:p>
          <text:p text:style-name="Preformatted_20_Text"><text:s text:c="24"/>echo « C’est une pomme» ;</text:p>
          <text:p text:style-name="Preformatted_20_Text"><text:s text:c="16"/>break ;</text:p>
          <text:p text:style-name="Preformatted_20_Text"><text:s text:c="16"/>case « Poire » :</text:p>
          <text:p text:style-name="Preformatted_20_Text"><text:s text:c="16"/>case « Peche » :</text:p>
          <text:p text:style-name="Preformatted_20_Text"><text:s text:c="24"/>echo « C’est une pêche ou une poire » ;</text:p>
          <text:p text:style-name="Preformatted_20_Text"><text:s text:c="16"/>break ;</text:p>
          <text:p text:style-name="Preformatted_20_Text"><text:s text:c="16"/>default :</text:p>
          <text:p text:style-name="Preformatted_20_Text"><text:s text:c="24"/>echo « C’est une pomme» ;</text:p>
          <text:p text:style-name="Preformatted_20_Text"><text:s text:c="8"/>} <text:s text:c="7"/></text:p>
          <text:p text:style-name="P3">?&gt;</text:p>
          <text:h text:style-name="Heading_20_3" text:outline-level="3"><text:bookmark text:name="user-content-switch--endswitch"/>switch ... endswitch</text:h>
          <text:p text:style-name="Preformatted_20_Text">&lt;?php</text:p>
          <text:p text:style-name="Preformatted_20_Text"><text:s text:c="8"/>switch($variable) :</text:p>
          <text:p text:style-name="Preformatted_20_Text"><text:s text:c="16"/>case « Pomme »</text:p>
          <text:p text:style-name="Preformatted_20_Text"><text:s text:c="24"/>echo « C’est une pomme» ;</text:p>
          <text:p text:style-name="Preformatted_20_Text"><text:s text:c="16"/>break ;</text:p>
          <text:p text:style-name="Preformatted_20_Text"><text:s text:c="16"/>case « Poire » :</text:p>
          <text:p text:style-name="Preformatted_20_Text"><text:s text:c="16"/>case « Peche » :</text:p>
          <text:p text:style-name="Preformatted_20_Text"><text:s text:c="24"/>echo « C’est une pêche ou une poire » ;</text:p>
          <text:p text:style-name="Preformatted_20_Text"><text:s text:c="16"/>break ;</text:p>
          <text:p text:style-name="Preformatted_20_Text"><text:s text:c="16"/>default :</text:p>
          <text:p text:style-name="Preformatted_20_Text"><text:s text:c="24"/>echo « C’est une pomme» ;</text:p>
          <text:p text:style-name="Preformatted_20_Text"><text:s text:c="8"/>endswitch ; <text:s text:c="5"/></text:p>
          <text:p text:style-name="P3">?&gt;</text:p>
          <text:h text:style-name="Heading_20_2" text:outline-level="2"><text:bookmark text:name="user-content-les-tableaux"/>Les tableaux</text:h>
          <text:p text:style-name="Text_20_body"><text:span text:style-name="Strong_20_Emphasis">Déclarer un tableau</text:span></text:p>
          <text:p text:style-name="Preformatted_20_Text">&lt;?php</text:p>
          <text:p text:style-name="Preformatted_20_Text"><text:s text:c="8"/>$tableau = array("Vert" , "Jaune") ;</text:p>
          <text:p text:style-name="Preformatted_20_Text"/>
          <text:p text:style-name="Preformatted_20_Text"><text:s text:c="8"/>//Depuis la version 5.4, il existe également la syntaxe </text:p>
          <text:p text:style-name="Preformatted_20_Text"/>
          <text:p text:style-name="Preformatted_20_Text"><text:s text:c="8"/>$tableau = ["Vert" , "Jaune"] ;</text:p>
          <text:p text:style-name="P3">?&gt;</text:p>
          <text:p text:style-name="Text_20_body"><text:span text:style-name="Strong_20_Emphasis">Accèder</text:span> aux éléments</text:p>
          <text:p text:style-name="Preformatted_20_Text">&lt;?php</text:p>
          <text:p text:style-name="Preformatted_20_Text"><text:s text:c="8"/>$tableau[0] ; //affichera le premier élément du tableau</text:p>
          <text:p text:style-name="P3">?&gt;</text:p>
          <text:p text:style-name="Text_20_body"><text:span text:style-name="Strong_20_Emphasis">Modifier</text:span> un élément</text:p>
          <text:p text:style-name="Preformatted_20_Text">&lt;?php</text:p>
          <text:p text:style-name="Preformatted_20_Text"><text:s text:c="8"/>$tableau[0] = "Rose" ; </text:p>
          <text:p text:style-name="P3">?&gt;</text:p>
          <text:p text:style-name="Text_20_body"><text:span text:style-name="Strong_20_Emphasis">Supprimer</text:span> un élément d'un tableau</text:p>
          <text:p text:style-name="Preformatted_20_Text"><text:soft-page-break/>&lt;?php</text:p>
          <text:p text:style-name="Preformatted_20_Text"><text:s text:c="8"/>unset($tableau[1]) ; </text:p>
          <text:p text:style-name="P3">?&gt;</text:p>
          <text:h text:style-name="Heading_20_2" text:outline-level="2"><text:bookmark text:name="user-content-les-tableaux-associatifs--une-clé-associée-à-une-valeur"/>Les tableaux associatifs : une clé associée à une valeur</text:h>
          <text:p text:style-name="Text_20_body"><text:span text:style-name="Strong_20_Emphasis">Déclarer</text:span> un tableau associatif</text:p>
          <text:p text:style-name="Preformatted_20_Text">&lt;?php</text:p>
          <text:p text:style-name="Preformatted_20_Text"><text:s text:c="8"/>$recettes = array ("cafeLong" =&gt; array(</text:p>
          <text:p text:style-name="Preformatted_20_Text"><text:s text:c="80"/>"Cafe" =&gt; 2,</text:p>
          <text:p text:style-name="Preformatted_20_Text"><text:s text:c="80"/>"Eau" =&gt; 3),</text:p>
          <text:p text:style-name="Preformatted_20_Text"><text:s text:c="48"/>"latte" =&gt; array(</text:p>
          <text:p text:style-name="Preformatted_20_Text"><text:s text:c="80"/>"Cafe" =&gt; 1,</text:p>
          <text:p text:style-name="Preformatted_20_Text"><text:s text:c="80"/>"Eau" =&gt; 2,</text:p>
          <text:p text:style-name="Preformatted_20_Text"><text:s text:c="80"/>"Lait" =&gt; 4)</text:p>
          <text:p text:style-name="Preformatted_20_Text"><text:s text:c="32"/>) ; </text:p>
          <text:p text:style-name="P3">?&gt;</text:p>
          <text:p text:style-name="Text_20_body"><text:span text:style-name="Emphasis"><text:span text:style-name="Strong_20_Emphasis">Avec la nouvelle syntaxe</text:span></text:span></text:p>
          <text:p text:style-name="Preformatted_20_Text">&lt;?php</text:p>
          <text:p text:style-name="Preformatted_20_Text"><text:s text:c="8"/>$recettes = ["cafeLong" =&gt; [</text:p>
          <text:p text:style-name="Preformatted_20_Text"><text:s text:c="64"/>"Cafe" =&gt; 2,</text:p>
          <text:p text:style-name="Preformatted_20_Text"><text:s text:c="64"/>"Eau" =&gt; 3</text:p>
          <text:p text:style-name="Preformatted_20_Text"><text:s text:c="64"/>],</text:p>
          <text:p text:style-name="Preformatted_20_Text"><text:s text:c="32"/>"latte" =&gt; [ <text:s text:c="75"/>"Cafe" =&gt; 1,</text:p>
          <text:p text:style-name="Preformatted_20_Text"><text:s text:c="56"/>"Eau" =&gt; 2,</text:p>
          <text:p text:style-name="Preformatted_20_Text"><text:s text:c="56"/>"Lait" =&gt; 4</text:p>
          <text:p text:style-name="Preformatted_20_Text"><text:s text:c="56"/>]</text:p>
          <text:p text:style-name="Preformatted_20_Text"><text:s text:c="32"/>] ; </text:p>
          <text:p text:style-name="P3">?&gt;</text:p>
          <text:p text:style-name="Text_20_body"><text:span text:style-name="Strong_20_Emphasis">Afficher l'ensemble des éléments d'un tableau associatif : boucle FOREACH</text:span></text:p>
          <text:p text:style-name="Preformatted_20_Text">&lt;?php</text:p>
          <text:p text:style-name="Preformatted_20_Text"><text:s text:c="8"/>foreach ($recette as $key =&gt; $unElement) {</text:p>
          <text:p text:style-name="Preformatted_20_Text"><text:s text:c="16"/>echo $key . "*" .$unElement ;</text:p>
          <text:p text:style-name="Preformatted_20_Text"><text:s text:c="8"/>}</text:p>
          <text:p text:style-name="Preformatted_20_Text"><text:s text:c="8"/>//affichera Café * 2 Eau * 3 ...</text:p>
          <text:p text:style-name="P3">?&gt;</text:p>
          <text:h text:style-name="Heading_20_2" text:outline-level="2"><text:bookmark text:name="user-content-les-boucles"/>Les boucles</text:h>
          <text:p text:style-name="Text_20_body"><text:span text:style-name="Strong_20_Emphasis">for</text:span> : jusqu'à</text:p>
          <text:p text:style-name="Preformatted_20_Text">&lt;?php</text:p>
          <text:p text:style-name="Preformatted_20_Text"><text:s text:c="8"/>for ($i = 0 ; $i &lt; 10 ; $++) {</text:p>
          <text:p text:style-name="Preformatted_20_Text"><text:s text:c="16"/>echo $i ;</text:p>
          <text:p text:style-name="Preformatted_20_Text"><text:s text:c="8"/>}</text:p>
          <text:p text:style-name="P3">?&gt;</text:p>
          <text:p text:style-name="Text_20_body"><text:span text:style-name="Strong_20_Emphasis">foreach</text:span> : pour chaque</text:p>
          <text:p text:style-name="Preformatted_20_Text"><text:soft-page-break/>&lt;?php</text:p>
          <text:p text:style-name="Preformatted_20_Text"><text:s text:c="8"/>foreach ($mesNombres as $unNombre) {</text:p>
          <text:p text:style-name="Preformatted_20_Text"><text:s text:c="16"/>echo $unNombre ;</text:p>
          <text:p text:style-name="Preformatted_20_Text"><text:s text:c="8"/>}</text:p>
          <text:p text:style-name="P3">?&gt;</text:p>
          <text:p text:style-name="Text_20_body"><text:span text:style-name="Strong_20_Emphasis">while</text:span> : tant que</text:p>
          <text:p text:style-name="Preformatted_20_Text">&lt;?php</text:p>
          <text:p text:style-name="Preformatted_20_Text"><text:s text:c="8"/>while ($nombre &lt; 10) {</text:p>
          <text:p text:style-name="Preformatted_20_Text"><text:s text:c="16"/>echo $nombre ;</text:p>
          <text:p text:style-name="Preformatted_20_Text"><text:s text:c="16"/>$nombre ++; //nombre s'incrémente de 1 à chaque tour de boucle</text:p>
          <text:p text:style-name="Preformatted_20_Text"><text:s text:c="8"/>}</text:p>
          <text:p text:style-name="P3">?&gt;</text:p>
          <text:p text:style-name="Text_20_body"><text:span text:style-name="Strong_20_Emphasis">while ... endwhile</text:span> : tant que</text:p>
          <text:p text:style-name="Preformatted_20_Text">&lt;?php</text:p>
          <text:p text:style-name="Preformatted_20_Text"><text:s text:c="8"/>while ($nombre &lt; 10) :</text:p>
          <text:p text:style-name="Preformatted_20_Text"><text:s text:c="16"/>echo $nombre ;</text:p>
          <text:p text:style-name="Preformatted_20_Text"><text:s text:c="16"/>$nombre++; //nombre s'incrémente de 1 à chaque tour de boucle</text:p>
          <text:p text:style-name="Preformatted_20_Text"><text:s text:c="8"/>endwhile ;</text:p>
          <text:p text:style-name="P3">?&gt;</text:p>
          <text:p text:style-name="Text_20_body"><text:span text:style-name="Strong_20_Emphasis">do..while</text:span> : Exécuter le code au moins une fois</text:p>
          <text:p text:style-name="Text_20_body">La condition est vérifiée seulement après chaque itération, le code sera donc exécuté au moins une fois</text:p>
          <text:p text:style-name="Preformatted_20_Text">&lt;?php</text:p>
          <text:p text:style-name="Preformatted_20_Text"><text:s text:c="8"/>$nb = 0 ;</text:p>
          <text:p text:style-name="Preformatted_20_Text"><text:s text:c="8"/>do {</text:p>
          <text:p text:style-name="Preformatted_20_Text"><text:s text:c="16"/>$nb++ ; </text:p>
          <text:p text:style-name="Preformatted_20_Text"><text:s text:c="16"/>echo $nb ;</text:p>
          <text:p text:style-name="Preformatted_20_Text"><text:s text:c="8"/>} while ($nb &lt; 10) ;</text:p>
          <text:p text:style-name="P3">?&gt;</text:p>
          <text:h text:style-name="Heading_20_2" text:outline-level="2"><text:bookmark text:name="user-content-les-fonction-pour-les-chaînes-de-caractères"/>Les fonction pour les chaînes de caractères</text:h>
          <text:p text:style-name="Text_20_body"><text:span text:style-name="Strong_20_Emphasis">round (chiffre, ndDécimal)</text:span> : arrondir les nombres décimaux</text:p>
          <text:p text:style-name="Text_20_body"><text:span text:style-name="Strong_20_Emphasis">M_PI</text:span> : valeur de PI</text:p>
          <text:p text:style-name="Text_20_body"><text:span text:style-name="Strong_20_Emphasis">rand (min, max)</text:span> : retour un nombre aléatoire entre le min et le max</text:p>
          <text:p text:style-name="Text_20_body"><text:span text:style-name="Strong_20_Emphasis">strlen ("Marion")</text:span> : calculer le nombre de caractères d'une chaîne de caractères</text:p>
          <text:p text:style-name="Text_20_body"><text:span text:style-name="Strong_20_Emphasis">substr ($laChaine , position du 1er caractère , nb caractères à extraire)</text:span> : extraire une partir d'une chaîne de caractères</text:p>
          <text:p text:style-name="Text_20_body"><text:span text:style-name="Strong_20_Emphasis">strtotupper ($chaine)</text:span> : transformer en majuscule la chaîne de caractères</text:p>
          <text:p text:style-name="Text_20_body"><text:span text:style-name="Strong_20_Emphasis">strtolower ($chaine)</text:span> : transformer en minuscule la chaîne de caractères</text:p>
          <text:p text:style-name="Text_20_body"><text:span text:style-name="Strong_20_Emphasis">strpos ($chaine , élément recherché)</text:span> : recherche un extrait dans une chaîne de caractères puis retour comme résultat la position du premier caractère de l'extrait trouvé ou faux si ce n'est pas trouvé</text:p>
          <text:h text:style-name="Heading_20_2" text:outline-level="2"><text:bookmark text:name="user-content-les-fonctions-de-tableaux"/><text:soft-page-break/>Les fonctions de tableaux</text:h>
          <text:p text:style-name="Text_20_body"><text:span text:style-name="Strong_20_Emphasis">array_push ($tableau , "élément à ajouter")</text:span> : ajouter un élément à la fin du tableau</text:p>
          <text:p text:style-name="Text_20_body"><text:span text:style-name="Strong_20_Emphasis">count ($tableau)</text:span> : retour le nombre d'élément d'un tableau</text:p>
          <text:p text:style-name="Text_20_body"><text:span text:style-name="Strong_20_Emphasis">sort ($tableau)</text:span> : trie les éléments d'un tableau et retour vrai ou faux(en cas d'échec)</text:p>
          <text:p text:style-name="Text_20_body"><text:span text:style-name="Strong_20_Emphasis">tsort ($tableau)</text:span> : trie les éléments d'un tableau dans l'ordre inverse et retour vrai ou faux(en cas d'échec)</text:p>
          <text:p text:style-name="Text_20_body"><text:span text:style-name="Strong_20_Emphasis">join ("Séparateur" , $tableau)</text:span> : crée une chaîne de caractères avec les éléments d'un tableau avec la possibilité de choix le type de séparateur entre les éléments</text:p>
          <text:h text:style-name="Heading_20_2" text:outline-level="2"><text:bookmark text:name="user-content-syntaxe-dune-fonction"/>Syntaxe d'une fonction</text:h>
          <text:p text:style-name="Text_20_body"><text:span text:style-name="Emphasis">A noter, le nom des fonction est insensible à la casse</text:span></text:p>
          <text:p text:style-name="Preformatted_20_Text">&lt;?php</text:p>
          <text:p text:style-name="Preformatted_20_Text"><text:s text:c="8"/>function nomFonction (paramètre) {</text:p>
          <text:p text:style-name="Preformatted_20_Text"><text:s text:c="16"/>echo "instructions" ; // affiche "instructions"</text:p>
          <text:p text:style-name="Preformatted_20_Text"><text:s text:c="16"/>return "instructions" ; // n'affichera pas, mais le résultat de la fonction sera "instructions" </text:p>
          <text:p text:style-name="Preformatted_20_Text"><text:s text:c="8"/>}</text:p>
          <text:p text:style-name="P3">?&gt;</text:p>
          <text:p text:style-name="Text_20_body"><text:span text:style-name="Strong_20_Emphasis">Bonne pratique</text:span> : Favoriser un maximum <text:span text:style-name="Strong_20_Emphasis">return</text:span> dans une fonction puis afficher le résultat de cette fonction dans le HTML avec un <text:span text:style-name="Strong_20_Emphasis">echo</text:span>.</text:p>
          <text:p text:style-name="Text_20_body"><text:span text:style-name="Emphasis">Exemple :</text:span></text:p>
          <text:p text:style-name="Preformatted_20_Text">&lt;?php</text:p>
          <text:p text:style-name="Preformatted_20_Text"><text:s text:c="8"/>function preparer ($tableau) {</text:p>
          <text:p text:style-name="Preformatted_20_Text"><text:s text:c="16"/>$liste = "";</text:p>
          <text:p text:style-name="Preformatted_20_Text"><text:s text:c="16"/>foreach ($tableau as $key =&gt; $unElement) {</text:p>
          <text:p text:style-name="Preformatted_20_Text"><text:s text:c="24"/>$liste = $liste . "&lt;li&gt;" .$key. " * " .$unElement. "&lt;/li&gt;" ; </text:p>
          <text:p text:style-name="Preformatted_20_Text"><text:s text:c="16"/>} ;</text:p>
          <text:p text:style-name="Preformatted_20_Text"><text:s text:c="16"/>return $liste ; </text:p>
          <text:p text:style-name="Preformatted_20_Text"><text:s text:c="8"/>}</text:p>
          <text:p text:style-name="P3">?&gt;</text:p>
          <text:h text:style-name="Heading_20_2" text:outline-level="2"><text:bookmark text:name="user-content-les-scopes"/>Les scopes</text:h>
          <text:p text:style-name="Text_20_body">Une fonction est une véritable boîte noire !</text:p>
          <text:p text:style-name="Text_20_body">Les variables dans une fonctions ne sont pas connues dans le reste du programme.</text:p>
          <text:p text:style-name="Text_20_body">Les variables dans le programme ne sont pas connues dans une fonction.</text:p>
          <text:p text:style-name="Text_20_body"><text:span text:style-name="Strong_20_Emphasis">Permettre à une fonction de connaître une variable globale</text:span></text:p>
          <text:p text:style-name="Preformatted_20_Text">&lt;?php</text:p>
          <text:p text:style-name="Preformatted_20_Text"><text:s text:c="8"/>$recettes = ["Café" , "Sucre"] ; </text:p>
          <text:p text:style-name="Preformatted_20_Text"><text:s text:c="8"/>function $mafonction () {</text:p>
          <text:p text:style-name="Preformatted_20_Text"><text:s text:c="16"/>global $recettes ; </text:p>
          <text:p text:style-name="Preformatted_20_Text"><text:s text:c="16"/>echo $recettes ; //affichera bien le tableau $recettes</text:p>
          <text:p text:style-name="Preformatted_20_Text"><text:s text:c="8"/>}</text:p>
          <text:p text:style-name="P3"><text:soft-page-break/>?&gt;</text:p>
          <text:h text:style-name="Heading_20_2" text:outline-level="2"><text:bookmark text:name="user-content-fonctions-php"/>Fonctions PHP</text:h>
          <text:p text:style-name="Text_20_body">Pour <text:span text:style-name="Strong_20_Emphasis">modifier une variable globale avec une fonction</text:span>, il faut ajouter un "&amp;" devant le paramètre lorsque la fonction est créée.</text:p>
          <text:p text:style-name="Text_20_body"><text:span text:style-name="Emphasis">Exemple</text:span></text:p>
          <text:p text:style-name="Preformatted_20_Text">&lt;?php</text:p>
          <text:p text:style-name="Preformatted_20_Text"><text:s text:c="8"/>function majstock ($tableauIng , &amp;tableauStock) {</text:p>
          <text:p text:style-name="Preformatted_20_Text"><text:s text:c="16"/>foreach ($tableauStock as $keyStock =&gt; $valueStock) {</text:p>
          <text:p text:style-name="Preformatted_20_Text"><text:s text:c="24"/>echo $tableauStock[$keyStock] = $tableauStock[$keyStock] - 3;</text:p>
          <text:p text:style-name="Preformatted_20_Text"><text:s text:c="16"/>}</text:p>
          <text:p text:style-name="Preformatted_20_Text"><text:s text:c="8"/>}</text:p>
          <text:p text:style-name="P3">?&gt;</text:p>
          <text:h text:style-name="Heading_20_2" text:outline-level="2"><text:bookmark text:name="user-content-debuguer"/>Debuguer</text:h>
          <text:p text:style-name="Text_20_body"><text:span text:style-name="Strong_20_Emphasis">var_dump ($tableau ou $variable)</text:span> : Affiche la structure et les informations sur le tableau ou la valeur d'une variable</text:p>
          <text:p text:style-name="Text_20_body"><text:span text:style-name="Strong_20_Emphasis">print_r ($tableau ou $variable)</text:span> : Affiche les informations sur le tableau ou la variable mais moins précis que <text:span text:style-name="Emphasis">var_dump</text:span></text:p>
          <text:p text:style-name="Text_20_body">Consulter le fichier <text:span text:style-name="Strong_20_Emphasis">PHP error log</text:span> : journal des erreurs rencontrées sur le programme</text:p>
          <text:h text:style-name="Heading_20_2" text:outline-level="2"><text:bookmark text:name="user-content-fonctions"/>Fonctions</text:h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header-rows>
              <table:table-row>
                <table:table-cell table:style-name="Tableau2.A1" office:value-type="string">
                  <text:p text:style-name="P2">Nom de la fonction</text:p>
                </table:table-cell>
                <table:table-cell table:style-name="Tableau2.A1" office:value-type="string">
                  <text:p text:style-name="P2">Rôle de la fonction</text:p>
                </table:table-cell>
                <table:table-cell table:style-name="Tableau2.A1" office:value-type="string">
                  <text:p text:style-name="P2">Exemple</text:p>
                </table:table-cell>
              </table:table-row>
            </table:table-header-rows>
            <table:table-row>
              <table:table-cell table:style-name="Tableau2.A1" office:value-type="string">
                <text:p text:style-name="P1">date ("l j F Y")</text:p>
              </table:table-cell>
              <table:table-cell table:style-name="Tableau2.A1" office:value-type="string">
                <text:p text:style-name="P1">Retourne la date et l'heure locale avec la forme demandée dans les paramètres</text:p>
              </table:table-cell>
              <table:table-cell table:style-name="Tableau2.A1" office:value-type="string">
                <text:p text:style-name="P1">Ressources <text:a xlink:type="simple" xlink:href="http://php.net/manual/fr/function.date.php" text:style-name="Internet_20_link" text:visited-style-name="Visited_20_Internet_20_Link">Site documentation PHP</text:a></text:p>
              </table:table-cell>
            </table:table-row>
          </table:table>
          <text:h text:style-name="Heading_20_1" text:outline-level="1"><text:bookmark text:name="user-content-ressources"/>Ressources</text:h>
          <text:p text:style-name="Text_20_body"><text:a xlink:type="simple" xlink:href="http://www.logicbig.com/tutorials/misc/php/php-cheat-sheet/" text:style-name="Internet_20_link" text:visited-style-name="Visited_20_Internet_20_Link">Mémo PHP</text:a></text:p>
        </text:section>
      </text:section>
      <text:p text:style-name="Text_20_body"><office:annotation><dc:date>2018-01-29T16:41:50.263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1:45.917000000</meta:creation-date>
    <dc:date>2018-01-29T16:42:13.784000000</dc:date>
    <meta:editing-duration>PT27S</meta:editing-duration>
    <meta:editing-cycles>1</meta:editing-cycles>
    <meta:document-statistic meta:table-count="2" meta:image-count="0" meta:object-count="0" meta:page-count="6" meta:paragraph-count="226" meta:word-count="1076" meta:character-count="7864" meta:non-whitespace-character-count="4906"/>
    <meta:generator>LibreOffice/5.4.1.2$Windows_X86_64 LibreOffice_project/ea7cb86e6eeb2bf3a5af73a8f7777ac570321527</meta:generator>
  </office:meta>
</office:document-meta>
</file>